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40943a"/>
    </style:style>
    <style:style style:name="T7" style:family="text">
      <style:text-properties officeooo:rsid="035015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Skala, 201<text:span text:style-name="T5">8</text:span></text:p>
      <text:p text:style-name="P5"/>
      <text:p text:style-name="P5"/>
      <text:p text:style-name="P3">© 201<text:span text:style-name="T5">8</text:span> by Wolfgang Skala. This edition is licensed under the<text:span text:style-name="T7"> </text:span>Creative Commons Attribution<text:span text:style-name="T2">-NonCommercial-ShareAlike</text:span> 4.0 International License.<text:span text:style-name="T7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6">May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18T18:45:01.167510315</dc:date>
    <dc:creator>Wolfgang Skala</dc:creator>
    <meta:editing-duration>P9DT4H50M1S</meta:editing-duration>
    <meta:editing-cycles>767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17" meta:non-whitespace-character-count="371"/>
  </office:meta>
</office:document-meta>
</file>